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A0000036E2BB61318.png" manifest:media-type="image/png"/>
  <manifest:file-entry manifest:full-path="Pictures/100000010000020000000200917ACE02.png" manifest:media-type="image/png"/>
  <manifest:file-entry manifest:full-path="Pictures/100003730000727B0000B07E62A6CFD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059" svg:font-family="C059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Wingdings" svg:font-family="Wingding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left="-0.009cm" fo:margin-top="0cm" fo:margin-bottom="0cm" style:contextual-spacing="false" fo:line-height="100%" fo:text-indent="-0.018cm" style:auto-text-indent="false"/>
      <style:text-properties style:use-window-font-color="true" loext:opacity="0%" style:font-name="times new roman" fo:font-size="14pt" fo:font-weight="bold" officeooo:paragraph-rsid="00113f54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margin-left="0.035cm" fo:margin-top="0cm" fo:margin-bottom="0cm" style:contextual-spacing="false" fo:line-height="115%" fo:text-indent="0cm" style:auto-text-indent="false"/>
      <style:text-properties officeooo:paragraph-rsid="001b57ff"/>
    </style:style>
    <style:style style:name="P3" style:family="paragraph" style:parent-style-name="Horizontal_20_Line">
      <style:text-properties fo:font-weight="normal" style:font-weight-asian="normal" style:font-weight-complex="normal"/>
    </style:style>
    <style:style style:name="P4" style:family="paragraph" style:parent-style-name="Horizontal_20_Line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Heading_20_2">
      <style:text-properties fo:font-size="11pt" style:font-size-asian="11pt" style:font-size-complex="11pt"/>
    </style:style>
    <style:style style:name="P6" style:family="paragraph" style:parent-style-name="Heading_20_3">
      <style:text-properties fo:font-size="10.5pt" style:font-size-asian="10.5pt" style:font-size-complex="10.5pt"/>
    </style:style>
    <style:style style:name="P7" style:family="paragraph" style:parent-style-name="Standard">
      <style:paragraph-properties fo:margin-left="-0.009cm" fo:margin-top="0cm" fo:margin-bottom="0cm" style:contextual-spacing="false" fo:line-height="100%" fo:text-indent="0cm" style:auto-text-indent="false"/>
      <style:text-properties style:font-name="times new roman" fo:font-size="12pt" officeooo:paragraph-rsid="00113f54" style:font-size-asian="12pt" style:font-size-complex="12pt"/>
    </style:style>
    <style:style style:name="P8" style:family="paragraph" style:parent-style-name="Standard">
      <style:paragraph-properties fo:margin-left="0.035cm" fo:margin-top="0cm" fo:margin-bottom="0cm" style:contextual-spacing="false" fo:line-height="100%" fo:text-align="center" style:justify-single-word="false" fo:text-indent="0cm" style:auto-text-indent="false"/>
      <style:text-properties style:use-window-font-color="true" loext:opacity="0%" style:font-name="times new roman" fo:font-size="25pt" fo:font-weight="bold" officeooo:rsid="0024af38" officeooo:paragraph-rsid="0024af38" style:font-size-asian="25pt" style:font-weight-asian="bold" style:font-name-complex="Times New Roman1" style:font-weight-complex="bold"/>
    </style:style>
    <style:style style:name="P9" style:family="paragraph" style:parent-style-name="Standard">
      <style:paragraph-properties fo:margin-left="-0.009cm" fo:margin-top="0cm" fo:margin-bottom="0cm" style:contextual-spacing="false" fo:line-height="100%" fo:text-indent="-0.018cm" style:auto-text-indent="false"/>
      <style:text-properties style:font-name="Liberation Serif" fo:font-size="11pt" fo:font-weight="bold" officeooo:paragraph-rsid="00113f54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-0.009cm" fo:margin-top="0cm" fo:margin-bottom="0cm" style:contextual-spacing="false" fo:line-height="100%" fo:text-indent="0cm" style:auto-text-indent="false"/>
      <style:text-properties style:font-name="Liberation Serif" fo:font-size="11pt" fo:font-weight="bold" officeooo:paragraph-rsid="00113f54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.035cm" fo:margin-top="0cm" fo:margin-bottom="0cm" style:contextual-spacing="false" fo:line-height="115%" fo:text-indent="0cm" style:auto-text-indent="false"/>
      <style:text-properties officeooo:paragraph-rsid="002836ed"/>
    </style:style>
    <style:style style:name="P12" style:family="paragraph" style:parent-style-name="Text_20_body" style:list-style-name="L10"/>
    <style:style style:name="P13" style:family="paragraph" style:parent-style-name="Text_20_body" style:list-style-name="L7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Text_20_body" style:list-style-name="L8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Text_20_body" style:list-style-name="L9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Text_20_body">
      <style:paragraph-properties fo:text-indent="0cm" style:auto-text-indent="false"/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use-window-font-color="true" loext:opacity="0%" style:font-name="times new roman" fo:font-size="12pt" style:font-size-asian="12pt" style:font-name-complex="Segoe UI Emoji"/>
    </style:style>
    <style:style style:name="T2" style:family="text">
      <style:text-properties style:use-window-font-color="true" loext:opacity="0%" style:font-name="times new roman" fo:font-size="12pt" officeooo:rsid="0010f78e" style:font-size-asian="12pt" style:font-name-complex="Segoe UI Emoji"/>
    </style:style>
    <style:style style:name="T3" style:family="text">
      <style:text-properties style:use-window-font-color="true" loext:opacity="0%" style:font-name="times new roman" fo:font-size="12pt" officeooo:rsid="0024af38" style:font-size-asian="12pt" style:font-name-complex="Segoe UI Emoji"/>
    </style:style>
    <style:style style:name="T4" style:family="text">
      <style:text-properties style:use-window-font-color="true" loext:opacity="0%" style:font-name="times new roman" fo:font-size="12pt" style:font-size-asian="12pt" style:font-name-complex="Times New Roman1"/>
    </style:style>
    <style:style style:name="T5" style:family="text">
      <style:text-properties style:use-window-font-color="true" loext:opacity="0%" style:font-name="times new roman" fo:font-size="12pt" style:font-size-asian="12pt" style:font-name-complex="Times New Roman1" style:font-style-complex="italic"/>
    </style:style>
    <style:style style:name="T6" style:family="text">
      <style:text-properties style:use-window-font-color="true" loext:opacity="0%" style:font-name="times new roman" fo:font-size="12pt" fo:font-style="italic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7" style:family="text">
      <style:text-properties style:use-window-font-color="true" loext:opacity="0%" style:font-name="times new roman" fo:font-size="12pt" fo:font-style="italic" style:text-underline-style="none" fo:font-weight="normal" officeooo:rsid="0024af38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8" style:family="text">
      <style:text-properties style:use-window-font-color="true" loext:opacity="0%" style:font-name="times new roman" fo:font-size="12pt" fo:font-style="italic" style:text-underline-style="none" fo:font-weight="normal" officeooo:rsid="00258718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9" style:family="text">
      <style:text-properties style:use-window-font-color="true" loext:opacity="0%" style:font-name="times new roman" fo:font-size="12pt" fo:font-style="italic" style:text-underline-style="none" style:font-size-asian="12pt" style:font-style-asian="italic" style:font-name-complex="Times New Roman1"/>
    </style:style>
    <style:style style:name="T10" style:family="text">
      <style:text-properties style:use-window-font-color="true" loext:opacity="0%" style:font-name="times new roman" fo:font-size="12pt" fo:font-style="italic" style:text-underline-style="none" style:font-size-asian="12pt" style:font-style-asian="italic" style:font-name-complex="Times New Roman1" style:font-style-complex="italic"/>
    </style:style>
    <style:style style:name="T11" style:family="text">
      <style:text-properties style:use-window-font-color="true" loext:opacity="0%" style:font-name="times new roman" fo:font-size="12pt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2" style:family="text">
      <style:text-properties style:use-window-font-color="true" loext:opacity="0%" style:font-name="times new roman" fo:font-size="12pt" fo:font-style="italic" fo:font-weight="normal" style:font-size-asian="12pt" style:font-style-asian="italic" style:font-weight-asian="normal" style:font-name-complex="Times New Roman1" style:font-style-complex="italic" style:font-weight-complex="normal"/>
    </style:style>
    <style:style style:name="T13" style:family="text">
      <style:text-properties style:use-window-font-color="true" loext:opacity="0%" style:font-name="times new roman" fo:font-size="12pt" fo:font-style="italic" style:font-size-asian="12pt" style:font-style-asian="italic" style:font-name-complex="Times New Roman1" style:font-style-complex="italic"/>
    </style:style>
    <style:style style:name="T14" style:family="text">
      <style:text-properties style:use-window-font-color="true" loext:opacity="0%" style:font-name="times new roman" fo:font-size="12pt" fo:font-style="italic" fo:font-weight="bold" style:font-size-asian="12pt" style:font-style-asian="italic" style:font-weight-asian="bold" style:font-name-complex="Times New Roman1" style:font-style-complex="italic" style:font-weight-complex="bold"/>
    </style:style>
    <style:style style:name="T15" style:family="text">
      <style:text-properties style:use-window-font-color="true" loext:opacity="0%" style:font-name="times new roman" fo:font-size="12pt" fo:font-style="italic" fo:font-weight="bold" officeooo:rsid="0024e271" style:font-size-asian="12pt" style:font-style-asian="italic" style:font-weight-asian="bold" style:font-name-complex="Times New Roman1" style:font-style-complex="italic" style:font-weight-complex="bold"/>
    </style:style>
    <style:style style:name="T16" style:family="text">
      <style:text-properties style:use-window-font-color="true" loext:opacity="0%" style:font-name="times new roman" fo:font-size="12pt" fo:font-weight="bold" style:font-size-asian="12pt" style:font-weight-asian="bold" style:font-name-complex="Times New Roman1" style:font-weight-complex="bold"/>
    </style:style>
    <style:style style:name="T17" style:family="text">
      <style:text-properties style:use-window-font-color="true" loext:opacity="0%" style:font-name="times new roman" fo:font-size="12pt" fo:font-style="normal" fo:font-weight="normal" style:font-size-asian="12pt" style:font-style-asian="normal" style:font-weight-asian="normal" style:font-name-complex="Times New Roman1" style:font-style-complex="normal" style:font-weight-complex="normal"/>
    </style:style>
    <style:style style:name="T18" style:family="text">
      <style:text-properties style:use-window-font-color="true" loext:opacity="0%" style:font-name="times new roman" fo:font-size="12pt" fo:font-style="normal" fo:font-weight="bold" style:font-size-asian="12pt" style:font-style-asian="normal" style:font-weight-asian="bold" style:font-name-complex="Times New Roman1" style:font-style-complex="normal" style:font-weight-complex="bold"/>
    </style:style>
    <style:style style:name="T19" style:family="text">
      <style:text-properties style:use-window-font-color="true" loext:opacity="0%" style:font-name="times new roman" fo:font-size="10pt" fo:font-style="normal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20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T21" style:family="text">
      <style:text-properties style:use-window-font-color="true" loext:opacity="0%" style:font-name="times new roman" fo:font-size="8pt" fo:font-style="normal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T22" style:family="text">
      <style:text-properties style:use-window-font-color="true" loext:opacity="0%" style:font-name="times new roman" fo:font-size="11pt" fo:font-style="normal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3" style:family="text">
      <style:text-properties style:use-window-font-color="true" loext:opacity="0%" style:font-name="times new roman" fo:font-size="11pt" fo:font-style="normal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4" style:family="text">
      <style:text-properties style:use-window-font-color="true" loext:opacity="0%" style:font-name="times new roman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5" style:family="text">
      <style:text-properties style:use-window-font-color="true" loext:opacity="0%" style:font-name="times new roman" fo:font-size="11pt" fo:font-style="italic" fo:font-weight="bold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T26" style:family="text">
      <style:text-properties style:use-window-font-color="true" loext:opacity="0%" style:font-name="times new roman" fo:font-size="11pt" fo:font-style="italic" fo:font-weight="normal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27" style:family="text">
      <style:text-properties style:use-window-font-color="true" loext:opacity="0%" style:font-name="times new roman"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font-size="12pt" fo:font-style="italic" style:text-underline-style="none" style:font-size-asian="12pt" style:font-style-asian="italic" style:font-size-complex="12pt" style:font-style-complex="italic"/>
    </style:style>
    <style:style style:name="T30" style:family="text">
      <style:text-properties style:font-name="times new roman" fo:font-size="12pt" fo:font-style="italic" style:text-underline-style="none" style:font-size-asian="12pt" style:font-style-asian="italic" style:font-name-complex="Times New Roman1"/>
    </style:style>
    <style:style style:name="T31" style:family="text">
      <style:text-properties style:font-name="times new roman" fo:font-size="12pt" fo:font-style="italic" style:text-underline-style="none" style:font-size-asian="12pt" style:font-style-asian="italic" style:font-name-complex="Times New Roman1" style:font-style-complex="italic"/>
    </style:style>
    <style:style style:name="T32" style:family="text">
      <style:text-properties style:font-name="times new roman" fo:font-size="12pt" fo:font-style="italic" style:text-underline-style="none" fo:font-weight="normal" officeooo:rsid="00258718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3" style:family="text">
      <style:text-properties style:font-name="times new roman" style:text-underline-style="none"/>
    </style:style>
    <style:style style:name="T34" style:family="text">
      <style:text-properties style:font-name="times new roman" fo:font-style="italic" style:text-underline-style="none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C059"/>
    </style:style>
    <style:style style:name="T38" style:family="text">
      <style:text-properties style:font-name="Liberation Sans1"/>
    </style:style>
    <style:style style:name="T39" style:family="text">
      <style:text-properties style:font-name="Liberation Sans1" fo:font-weight="bold" style:font-weight-asian="bold" style:font-weight-complex="bold"/>
    </style:style>
    <style:style style:name="T40" style:family="text">
      <style:text-properties style:font-name="Liberation Sans1" fo:font-weight="normal" style:font-weight-asian="normal" style:font-weight-complex="normal"/>
    </style:style>
    <style:style style:name="T41" style:family="text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anjay S</text:p>
      <text:p text:style-name="P11"><text:span text:style-name="T1"><text:s text:c="3"/><text:tab/><text:tab/><text:tab/> <text:s/>📞</text:span><text:span text:style-name="T2">+91 </text:span><text:span text:style-name="T3">7339476299 </text:span><text:span text:style-name="T4">|</text:span><text:span text:style-name="T7">📧 <text:s/></text:span><text:a xlink:type="simple" xlink:href="mailto:sanjaysugumar2005@gmail.com" text:style-name="Internet_20_link" text:visited-style-name="Visited_20_Internet_20_Link">sanjaysugumar2005@gmail.com</text:a><text:span text:style-name="T8"> </text:span><text:span text:style-name="T11"><text:s/></text:span><text:span text:style-name="T28">|<text:tab/><text:tab/><text:tab/><text:tab/><text:tab/><text:tab/></text:span><text:span text:style-name="T28"><draw:frame draw:style-name="fr2" draw:name="Graphic 7" text:anchor-type="as-char" svg:y="-0.383cm" svg:width="0.36cm" svg:height="0.501cm" draw:z-index="0"><draw:image xlink:href="Pictures/100003730000727B0000B07E62A6CFD5.svg" xlink:type="simple" xlink:show="embed" xlink:actuate="onLoad" draw:mime-type="image/svg+xml"/><draw:image xlink:href="Pictures/100000010000023A0000036E2BB61318.png" xlink:type="simple" xlink:show="embed" xlink:actuate="onLoad" draw:mime-type="image/png"/></draw:frame></text:span><text:span text:style-name="T28"> </text:span><text:span text:style-name="T4">Chennai, Tamil Nadu </text:span><text:span text:style-name="T16">| </text:span><text:span text:style-name="Strong_20_Emphasis"><text:span text:style-name="T22">👨‍💻</text:span></text:span><text:span text:style-name="Strong_20_Emphasis"><text:span text:style-name="T24"> https://sanjay-sugumar-portfolio-qu2.caffeine.xyz/</text:span></text:span><text:span text:style-name="T14"> </text:span><text:span text:style-name="T15">|</text:span><text:span text:style-name="T1"><text:tab/></text:span></text:p>
      <text:p text:style-name="P2"><text:span text:style-name="T1"><text:tab/> <text:s text:c="2"/><text:tab/> <text:s text:c="5"/>🦊</text:span><text:span text:style-name="T4"> </text:span><text:span text:style-name="Internet_20_link"><text:span text:style-name="T30">github.com/sanjaysugumar2005</text:span></text:span><text:span text:style-name="T9"> </text:span><text:span text:style-name="T5">|</text:span><text:span text:style-name="T13"> <text:s/></text:span><text:span text:style-name="T9"><text:s/></text:span><text:span text:style-name="T33"><draw:frame draw:style-name="fr1" draw:name="Image2" text:anchor-type="as-char" svg:width="0.462cm" svg:height="0.406cm" draw:z-index="1"><draw:image xlink:href="Pictures/100000010000020000000200917ACE02.png" xlink:type="simple" xlink:show="embed" xlink:actuate="onLoad" draw:mime-type="image/png"/></draw:frame></text:span><text:span text:style-name="T10"><text:s/></text:span><text:span text:style-name="Internet_20_link"><text:span text:style-name="T31">linkedin.com/in/sanjay-sugumar-9209933b8</text:span></text:span><text:span text:style-name="T34"> </text:span></text:p>
      <text:p text:style-name="P9"/>
      <text:p text:style-name="P9"/>
      <text:p text:style-name="P10">💼 PROFESSIONAL SUMMARY</text:p>
      <text:p text:style-name="P16">Aspiring Python Developer with basic knowledge of programming concepts such as variables, data types (integer, string), operators, loops (for, while), and functions. Recently built a simple personal website using HTML and CSS. Currently learning Data Science fundamentals and improving problem-solving skills through practice.</text:p>
      <text:p text:style-name="P3"/>
      <text:h text:style-name="P5" text:outline-level="2">🛠️ SKILLS</text:h>
      <text:list text:style-name="L7">
        <text:list-item>
          <text:p text:style-name="P13">Python (Basics)</text:p>
        </text:list-item>
        <text:list-item>
          <text:p text:style-name="P13">HTML, CSS (Basic)</text:p>
        </text:list-item>
        <text:list-item>
          <text:p text:style-name="P13">Data Types: Integer, String</text:p>
        </text:list-item>
        <text:list-item>
          <text:p text:style-name="P13">Loops: for loop, while loop</text:p>
        </text:list-item>
        <text:list-item>
          <text:p text:style-name="P13">Functions (def, function calls)</text:p>
        </text:list-item>
        <text:list-item>
          <text:p text:style-name="P13">Operators (Arithmetic)</text:p>
        </text:list-item>
      </text:list>
      <text:p text:style-name="Horizontal_20_Line"/>
      <text:h text:style-name="P5" text:outline-level="2">🚀 PROJECTS</text:h>
      <text:h text:style-name="P6" text:outline-level="3">🔹 Personal Portfolio Website</text:h>
      <text:list text:style-name="L8">
        <text:list-item>
          <text:p text:style-name="P14">Built a simple website using HTML and CSS</text:p>
        </text:list-item>
        <text:list-item>
          <text:p text:style-name="P14">Displayed personal details like name and profile</text:p>
        </text:list-item>
        <text:list-item>
          <text:p text:style-name="P14">Designed clean layout with basic styling</text:p>
        </text:list-item>
      </text:list>
      <text:p text:style-name="P4"/>
      <text:h text:style-name="P6" text:outline-level="3">🔹 Basic Python Programs</text:h>
      <text:list text:style-name="L9">
        <text:list-item>
          <text:p text:style-name="P15">Created programs for addition, multiplication, etc.</text:p>
        </text:list-item>
        <text:list-item>
          <text:p text:style-name="P15">Used loops and functions</text:p>
        </text:list-item>
        <text:list-item>
          <text:p text:style-name="P15">Practiced logic building</text:p>
        </text:list-item>
      </text:list>
      <text:p text:style-name="Horizontal_20_Line"/>
      <text:h text:style-name="P5" text:outline-level="2">🎓 EDUCATION</text:h>
      <text:p text:style-name="Text_20_body"><text:span text:style-name="Strong_20_Emphasis">Bachelor of Computer Applications (BCA)</text:span> <text:span text:style-name="Emphasis">(Pursuing)</text:span><text:line-break/><text:span text:style-name="T41">A.M. Jain College, Chennai<text:line-break/>Expected Graduation: 2026</text:span></text:p>
      <text:p text:style-name="Text_20_body"><text:span text:style-name="Strong_20_Emphasis">Higher Secondary Certificate (HSC)</text:span><text:line-break/><text:span text:style-name="T41">Krishnaswamy School<text:line-break/>Completed: 2023</text:span></text:p>
      <text:p text:style-name="Horizontal_20_Line"/>
      <text:h text:style-name="P5" text:outline-level="2">🌍 ADDITIONAL</text:h>
      <text:list text:style-name="L10">
        <text:list-item>
          <text:p text:style-name="P12"><text:span text:style-name="Strong_20_Emphasis">Languages:</text:span> <text:span text:style-name="T41">English, Tamil</text:span></text:p>
        </text:list-item>
        <text:list-item>
          <text:p text:style-name="P12"><text:span text:style-name="Strong_20_Emphasis">Strengths:</text:span> <text:span text:style-name="T41">Quick Learner, Hardworking, Willing to Learn</text:span></text:p>
        </text:list-item>
      </text:list>
      <text:p text:style-name="P1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059" svg:font-family="C059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Wingdings" svg:font-family="Wingding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n" fo:country="IN" style:letter-kerning="true" style:font-name-asian="DejaVu Sans" style:font-size-asian="12pt" style:language-asian="en" style:country-asian="I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IN" style:letter-kerning="true" style:font-name-asian="DejaVu Sans" style:font-size-asian="12pt" style:language-asian="en" style:country-asian="IN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3cm" fo:margin-top="0cm" fo:margin-bottom="0.085cm" style:contextual-spacing="false" fo:line-height="103%" fo:text-align="start" style:justify-single-word="false" fo:orphans="2" fo:widows="2" fo:hyphenation-ladder-count="no-limit" fo:text-indent="-0.018cm" style:auto-text-indent="false" style:writing-mode="lr-tb"/>
      <style:text-properties fo:color="#000000" loext:opacity="100%" style:font-name="Calibri" fo:font-family="Calibri" style:font-family-generic="roman" style:font-pitch="variable" fo:font-size="10pt" fo:language="en" fo:country="IN" style:letter-kerning="true" style:font-name-asian="Calibri1" style:font-family-asian="Calibri" style:font-family-generic-asian="system" style:font-pitch-asian="variable" style:font-size-asian="10pt" style:language-asian="en" style:country-asian="IN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next-style-name="Standard" loext:linked-style-name="Heading_20_1_20_Char" style:default-outline-level="1" style:list-style-name="" style:class="text">
      <style:paragraph-properties fo:margin-left="0.018cm" fo:margin-top="0cm" fo:margin-bottom="0cm" style:contextual-spacing="false" fo:line-height="108%" fo:text-align="start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loext:opacity="100%" style:font-name="Calibri" fo:font-family="Calibri" style:font-family-generic="roman" style:font-pitch="variable" fo:font-size="12pt" fo:language="en" fo:country="IN" fo:font-weight="bold" style:letter-kerning="true" style:font-name-asian="Calibri1" style:font-family-asian="Calibri" style:font-family-generic-asian="system" style:font-pitch-asian="variable" style:font-size-asian="12pt" style:language-asian="en" style:country-asian="IN" style:font-weight-asian="bold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.085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fo:color="#000000" loext:opacity="100%" style:font-name="Calibri" fo:font-family="Calibri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use-window-font-color="true" loext:opacity="0%" style:font-name="Times New Roman" fo:font-family="'Times New Roman'" style:font-family-generic="roman" style:font-pitch="variable" fo:font-size="12pt" fo:font-weight="normal" style:font-size-asian="12pt" style:font-weight-asian="normal" style:font-name-complex="Times New Roman1" style:font-family-complex="'Times New Roman'" style:font-family-generic-complex="system" style:font-pitch-complex="variable" style:font-weight-complex="normal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732cm"/>
        </style:list-level-properties>
        <style:text-properties style:font-name="Open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02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272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42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1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08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52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22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892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732cm"/>
        </style:list-level-properties>
        <style:text-properties style:font-name="Open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02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272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42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12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08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52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22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892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01cm" fo:margin-bottom="0cm" fo:margin-left="1.27cm" fo:margin-right="1.27cm" style:writing-mode="lr-tb" style:layout-grid-color="#c0c0c0" style:layout-grid-lines="60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3:14:00</meta:creation-date>
    <meta:initial-creator>John Doe</meta:initial-creator>
    <dc:language>en-IN</dc:language>
    <meta:print-date>2026-01-28T10:43:59.544783566</meta:print-date>
    <dc:date>2026-03-19T19:00:50.355581416</dc:date>
    <meta:editing-cycles>22</meta:editing-cycles>
    <dc:title>John Doe's CV</dc:title>
    <meta:editing-duration>PT2H36M8S</meta:editing-duration>
    <meta:generator>LibreOffice/24.2.7.2$Linux_X86_64 LibreOffice_project/420$Build-2</meta:generator>
    <meta:printed-by>PDF files</meta:printed-by>
    <meta:document-statistic meta:table-count="0" meta:image-count="2" meta:object-count="0" meta:page-count="1" meta:paragraph-count="27" meta:word-count="179" meta:character-count="1312" meta:non-whitespace-character-count="1142"/>
    <meta:user-defined meta:name="AppVersion">15.0000</meta:user-defined>
    <meta:template xlink:type="simple" xlink:actuate="onRequest" xlink:title="Normal" xlink:href=""/>
  </office:meta>
</office:document-meta>
</file>